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flow Document for OpenInvoice</text:p>
      <text:p text:style-name="P1"/>
      <text:p text:style-name="P2"><text:span text:style-name="T1">Projects</text:span></text:p>
      <text:p text:style-name="P2"><text:tab/>Projects consist of: </text:p>
      <text:p text:style-name="P2"><text:tab/><text:tab/>a <text:span text:style-name="T1">Customer</text:span> – an Entity with the Customer flag set</text:p>
      <text:p text:style-name="P2"><text:tab/><text:tab/>a <text:span text:style-name="T1">Memo</text:span> – single short line describing the project for internal use</text:p>
      <text:p text:style-name="P2"><text:tab/><text:tab/>a <text:span text:style-name="T1">Description</text:span> – long text outlining the goals of the project or whatever else is desired</text:p>
      <text:p text:style-name="P2"><text:tab/><text:tab/>a <text:span text:style-name="T1">Status</text:span> - Pending, In Progress, Completed, Overdue, Closed, or Charged Off</text:p>
      <text:p text:style-name="P2"><text:tab/><text:tab/>a <text:span text:style-name="T1">Start Date</text:span></text:p>
      <text:p text:style-name="P2"><text:span text:style-name="T1"><text:tab/><text:tab/></text:span>an <text:span text:style-name="T1">End Date</text:span></text:p>
      <text:p text:style-name="P2"><text:tab/>Projects contain:</text:p>
      <text:p text:style-name="P1"><text:tab/><text:tab/>Invoices</text:p>
      <text:p text:style-name="P1"><text:tab/><text:tab/>Expenses</text:p>
      <text:p text:style-name="P1"><text:tab/><text:tab/>Labor</text:p>
      <text:p text:style-name="P1"><text:tab/><text:tab/>Recurring Billing</text:p>
      <text:p text:style-name="P1"/>
      <text:p text:style-name="P1">Recurring Billing</text:p>
      <text:p text:style-name="P1"><text:tab/><text:span text:style-name="T2">Recurring Billing consists of:</text:span></text:p>
      <text:p text:style-name="P1"><text:span text:style-name="T2"><text:tab/><text:tab/>a </text:span>Project</text:p>
      <text:p text:style-name="P1"><text:tab/><text:tab/><text:span text:style-name="T2">a </text:span>Billing Interval</text:p>
      <text:p text:style-name="P1"><text:tab/><text:tab/><text:span text:style-name="T2">a </text:span>Delivery Date<text:span text:style-name="T2"> – the date an </text:span>Invoice<text:span text:style-name="T2"> will be created in the system</text:span></text:p>
      <text:p text:style-name="P1"><text:span text:style-name="T2"><text:tab/><text:tab/>an </text:span>Invoice<text:span text:style-name="T2"> </text:span>Date<text:span text:style-name="T2"> – the actual </text:span>Invoice Date<text:span text:style-name="T2"> field value for the created </text:span>Invoice<text:span text:style-name="T2">s</text:span></text:p>
      <text:p text:style-name="P1"><text:span text:style-name="T2"><text:tab/><text:tab/>an </text:span>Invoice Template<text:span text:style-name="T2"> – note that date macros must be supported in </text:span>Invoice Templates</text:p>
      <text:p text:style-name="P1"/>
      <text:p text:style-name="P1">Invoices</text:p>
      <text:p text:style-name="P2"><text:tab/>Invoices consist of:</text:p>
      <text:p text:style-name="P2"><text:tab/><text:tab/>a <text:span text:style-name="T1">Project</text:span></text:p>
      <text:p text:style-name="P2"><text:span text:style-name="T1"><text:tab/><text:tab/></text:span>a <text:span text:style-name="T1">Memo</text:span> – single short line describing the invoice. <text:s/>Optional.</text:p>
      <text:p text:style-name="P2"><text:tab/><text:tab/>an <text:span text:style-name="T1">Invoice Date</text:span></text:p>
      <text:p text:style-name="P2"><text:span text:style-name="T1"><text:tab/></text:span>Invoices contain:</text:p>
      <text:p text:style-name="P2"><text:tab/><text:tab/><text:span text:style-name="T1">Invoice Items</text:span> – rows containing <text:span text:style-name="T1">Quantity, Title, Description, Cost</text:span></text:p>
      <text:p text:style-name="P2"><text:span text:style-name="T1"><text:tab/><text:tab/>Payments</text:span></text:p>
      <text:p text:style-name="P2"><text:span text:style-name="T1"/></text:p>
      <text:p text:style-name="P2"><text:span text:style-name="T1">Expenses</text:span></text:p>
      <text:p text:style-name="P2"><text:span text:style-name="T1"><text:tab/></text:span>Expenses consist of:</text:p>
      <text:p text:style-name="P2"><text:tab/><text:tab/>a <text:span text:style-name="T1">Project</text:span></text:p>
      <text:p text:style-name="P2"><text:span text:style-name="T1"><text:tab/><text:tab/></text:span>a <text:span text:style-name="T1">Memo</text:span></text:p>
      <text:p text:style-name="P2"><text:span text:style-name="T1"><text:tab/><text:tab/></text:span>a <text:span text:style-name="T1">Vendor</text:span> – an Entity with the Vendor flag set</text:p>
      <text:p text:style-name="P2"><text:tab/><text:tab/>an <text:span text:style-name="T1">Expense Date</text:span></text:p>
      <text:p text:style-name="P2"><text:tab/><text:tab/>an <text:span text:style-name="T1">Amount</text:span></text:p>
      <text:p text:style-name="P2"><text:span text:style-name="T1"/></text:p>
      <text:p text:style-name="P2"><text:span text:style-name="T1">Labor</text:span></text:p>
      <text:p text:style-name="P2"><text:span text:style-name="T1"><text:tab/></text:span>Labor consists of:</text:p>
      <text:p text:style-name="P2"><text:tab/><text:tab/>a <text:span text:style-name="T1">Project</text:span></text:p>
      <text:p text:style-name="P2"><text:span text:style-name="T1"><text:tab/><text:tab/></text:span>a <text:span text:style-name="T1">Memo</text:span></text:p>
      <text:p text:style-name="P2"><text:span text:style-name="T1"><text:tab/><text:tab/></text:span>a <text:span text:style-name="T1">Provider</text:span> – an Entity with the Provider flag set</text:p>
      <text:p text:style-name="P2"><text:tab/><text:tab/>a <text:span text:style-name="T1">Date</text:span></text:p>
      <text:p text:style-name="P2"><text:tab/><text:tab/>an <text:span text:style-name="T1">Hours –</text:span> floating point</text:p>
      <text:p text:style-name="P2"/>
      <text:p text:style-name="P1"><text:soft-page-break/>Payments</text:p>
      <text:p text:style-name="P1"><text:span text:style-name="T2"><text:tab/>Payments consist of:</text:span></text:p>
      <text:p text:style-name="P1"><text:span text:style-name="T2"><text:tab/><text:tab/>an </text:span>Invoice</text:p>
      <text:p text:style-name="P1"><text:tab/><text:tab/><text:span text:style-name="T2">a </text:span>Memo</text:p>
      <text:p text:style-name="P1"><text:tab/><text:tab/><text:span text:style-name="T2">an </text:span>Amount<text:span text:style-name="T2"> </text:span></text:p>
      <text:p text:style-name="P2"/>
      <text:p text:style-name="P1">Entities</text:p>
      <text:p text:style-name="P1"><text:tab/><text:span text:style-name="T2">Entities consist of:</text:span></text:p>
      <text:p text:style-name="P1"><text:span text:style-name="T2"><text:tab/><text:tab/>a </text:span>Name</text:p>
      <text:p text:style-name="P1"><text:tab/><text:tab/><text:span text:style-name="T2">a </text:span>Vendor<text:span text:style-name="T2"> flag</text:span></text:p>
      <text:p text:style-name="P1"><text:span text:style-name="T2"><text:tab/><text:tab/>a </text:span>Customer<text:span text:style-name="T2"> flag</text:span></text:p>
      <text:p text:style-name="P1"><text:span text:style-name="T2"><text:tab/><text:tab/>a </text:span>Provider<text:span text:style-name="T2"> flag</text:span></text:p>
      <text:p text:style-name="P1"><text:span text:style-name="T2"><text:tab/>Entities contain:</text:span></text:p>
      <text:p text:style-name="P1"><text:span text:style-name="T2"><text:tab/><text:tab/></text:span>Conta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2T19:32:16</meta:creation-date>
    <dc:date>2011-12-22T20:09:54</dc:date>
    <meta:editing-duration>PT21M6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56" meta:word-count="231" meta:character-count="1395" meta:non-whitespace-character-count="1131"/>
  </office:meta>
</office:document-meta>
</file>